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1d03" officeooo:paragraph-rsid="001d1d03"/>
    </style:style>
    <style:style style:name="P2" style:family="paragraph" style:parent-style-name="Standard">
      <style:text-properties officeooo:rsid="001d9036" officeooo:paragraph-rsid="001d9036"/>
    </style:style>
    <style:style style:name="P3" style:family="paragraph" style:parent-style-name="Standard">
      <style:text-properties officeooo:rsid="001d9036" officeooo:paragraph-rsid="001f4de9"/>
    </style:style>
    <style:style style:name="P4" style:family="paragraph" style:parent-style-name="Standard">
      <style:text-properties officeooo:rsid="001dcc03" officeooo:paragraph-rsid="001dcc03"/>
    </style:style>
    <style:style style:name="P5" style:family="paragraph" style:parent-style-name="Standard">
      <style:text-properties officeooo:rsid="001dcc03" officeooo:paragraph-rsid="001f4de9"/>
    </style:style>
    <style:style style:name="P6" style:family="paragraph" style:parent-style-name="Standard">
      <style:text-properties officeooo:rsid="001f4de9" officeooo:paragraph-rsid="001f4de9"/>
    </style:style>
    <style:style style:name="P7" style:family="paragraph" style:parent-style-name="Standard">
      <style:text-properties officeooo:rsid="00209ee8" officeooo:paragraph-rsid="00209ee8"/>
    </style:style>
    <style:style style:name="P8" style:family="paragraph" style:parent-style-name="Standard">
      <style:text-properties officeooo:rsid="001f4de9" officeooo:paragraph-rsid="001f4de9"/>
    </style:style>
    <style:style style:name="P9" style:family="paragraph" style:parent-style-name="Standard">
      <style:text-properties officeooo:rsid="00209ee8" officeooo:paragraph-rsid="00209ee8"/>
    </style:style>
    <style:style style:name="P10" style:family="paragraph" style:parent-style-name="Standard">
      <style:text-properties officeooo:rsid="0026732d" officeooo:paragraph-rsid="0026732d"/>
    </style:style>
    <style:style style:name="T1" style:family="text">
      <style:text-properties officeooo:rsid="001d9036"/>
    </style:style>
    <style:style style:name="T2" style:family="text">
      <style:text-properties officeooo:rsid="001dcc03"/>
    </style:style>
    <style:style style:name="T3" style:family="text">
      <style:text-properties officeooo:rsid="001f4de9"/>
    </style:style>
    <style:style style:name="T4" style:family="text">
      <style:text-properties officeooo:rsid="0021d83a"/>
    </style:style>
    <style:style style:name="T5" style:family="text">
      <style:text-properties officeooo:rsid="0022aa30"/>
    </style:style>
    <style:style style:name="T6" style:family="text">
      <style:text-properties officeooo:rsid="00232fad"/>
    </style:style>
    <style:style style:name="T7" style:family="text">
      <style:text-properties officeooo:rsid="002398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ollowing are the results that were obtained on running the tournament.py </text:p>
      <text:p text:style-name="P2"/>
      <text:p text:style-name="P2"><text:s text:c="24"/>************************* <text:s text:c="24"/></text:p>
      <text:p text:style-name="P2"><text:s text:c="29"/>Playing Matches <text:s text:c="29"/></text:p>
      <text:p text:style-name="P2"><text:s text:c="24"/>************************* <text:s text:c="24"/></text:p>
      <text:p text:style-name="P2"/>
      <text:p text:style-name="P2"><text:s/>Match # <text:s text:c="2"/>Opponent <text:s text:c="3"/>AB_Improved <text:s text:c="2"/>AB_Custom <text:s text:c="2"/>AB_Custom_2 <text:s/>AB_Custom_3 </text:p>
      <text:p text:style-name="P2"><text:s text:c="24"/><text:tab/>Won | Lost <text:s text:c="6"/>Won | Lost <text:tab/> <text:s/>Won | Lost <text:s/><text:tab/> <text:s text:c="3"/>Won | Lost </text:p>
      <text:p text:style-name="P2"><text:s text:c="4"/>1 <text:s text:c="6"/>Random <text:s text:c="12"/>9 <text:s/>| <text:s text:c="2"/>1 <text:s text:c="13"/>9 <text:s/>| <text:s text:c="2"/>1 <text:s text:c="4"/><text:tab/> <text:s text:c="4"/>10 <text:s/>| <text:s text:c="2"/>0 <text:s text:c="14"/>9 <text:s/>| <text:s text:c="2"/>1 <text:s/></text:p>
      <text:p text:style-name="P2"><text:s text:c="4"/>2 <text:s text:c="6"/>MM_Open <text:s text:c="8"/>7 <text:s/>| <text:s text:c="2"/>3 <text:s text:c="3"/><text:tab/> <text:s text:c="3"/>7 <text:s/>| <text:s text:c="2"/>3 <text:s text:c="4"/><text:tab/> <text:s text:c="6"/>5 <text:s/>| <text:s text:c="2"/>5 <text:s/><text:tab/> <text:s text:c="7"/>8 <text:s/>| <text:s text:c="2"/>2 <text:s/></text:p>
      <text:p text:style-name="P2"><text:s text:c="4"/>3 <text:s text:c="5"/>MM_Center <text:s text:c="7"/>8 <text:s/>| <text:s text:c="2"/>2 <text:s text:c="2"/><text:tab/> <text:s text:c="3"/>8 <text:s/>| <text:s text:c="2"/>2 <text:s text:c="2"/><text:tab/> <text:s text:c="6"/>9 <text:s/>| <text:s text:c="2"/>1 <text:s/><text:tab/> <text:s text:c="7"/>9 <text:s/>| <text:s text:c="2"/>1 <text:s/></text:p>
      <text:p text:style-name="P2"><text:s text:c="4"/>4 <text:s text:c="4"/>MM_Improved <text:s text:c="4"/>8 <text:s/>| <text:s text:c="2"/>2 <text:s text:c="3"/><text:tab/> <text:s text:c="3"/>7 <text:s/>| <text:s text:c="2"/>3 <text:s text:c="4"/><text:tab/> <text:s text:c="6"/>8 <text:s/>| <text:s text:c="2"/>2 <text:s text:c="2"/><text:tab/> <text:s text:c="7"/>7 <text:s/>| <text:s text:c="2"/>3 <text:s/></text:p>
      <text:p text:style-name="P2"><text:s text:c="4"/>5 <text:s text:c="6"/>AB_Open <text:s text:c="5"/><text:tab/> <text:s text:c="4"/>3 <text:s/>| <text:s text:c="2"/>7 <text:s text:c="2"/><text:tab/> <text:s text:c="3"/>6 <text:s/>| <text:s text:c="2"/>4 <text:s text:c="2"/><text:tab/> <text:s text:c="6"/>7 <text:s/>| <text:s text:c="2"/>3 <text:s text:c="3"/><text:tab/> <text:s text:c="7"/>6 <text:s/>| <text:s text:c="2"/>4 <text:s/></text:p>
      <text:p text:style-name="P2"><text:s text:c="4"/>6 <text:s text:c="5"/>AB_Center <text:s text:c="9"/>5 <text:s/>| <text:s text:c="2"/>5 <text:s/><text:tab/> <text:s text:c="3"/>5 <text:s/>| <text:s text:c="2"/>5 <text:s/><text:tab/> <text:s text:c="6"/>6 <text:s/>| <text:s text:c="2"/>4 <text:s text:c="2"/><text:tab/> <text:s text:c="7"/>4 <text:s/>| <text:s text:c="2"/>6 <text:s/></text:p>
      <text:p text:style-name="P2"><text:s text:c="4"/>7 <text:s text:c="4"/>AB_Improved <text:s text:c="5"/>3 <text:s/>| <text:s text:c="2"/>7 <text:s text:c="2"/><text:tab/> <text:s text:c="3"/>5 <text:s/>| <text:s text:c="2"/>5 <text:s text:c="3"/><text:tab/> <text:s text:c="6"/>6 <text:s/>| <text:s text:c="2"/>4 <text:s/><text:tab/> <text:s text:c="7"/>4 <text:s/>| <text:s text:c="2"/>6 <text:s/></text:p>
      <text:p text:style-name="P2">----------------------------------------------------------------------------------------------------------</text:p>
      <text:p text:style-name="P2"><text:s text:c="11"/>Win Rate: <text:s text:c="11"/>61.4% <text:s text:c="13"/>67.1% <text:s text:c="15"/>72.9% <text:s text:c="14"/>67.1% </text:p>
      <text:p text:style-name="P1"><text:tab/></text:p>
      <text:p text:style-name="P1"/>
      <text:p text:style-name="P1"><text:tab/><text:span text:style-name="T1">Even after running the tests for multitple times the results fall in the same range . <text:s/></text:span></text:p>
      <text:p text:style-name="P1"/>
      <text:p text:style-name="P1"/>
      <text:p text:style-name="P2">For evaluating the state of the board it is necesscessary to give each place a value based on the options that they open up . Hence centre of the board should have the highest value and they should keep on <text:span text:style-name="T2">decreasing</text:span> as we move towards the corner . Because moving towards the corners makes the player more prone to isolation . <text:s/><text:span text:style-name="T2">A</text:span> dictionary with key as the positions (x, y ) and value as the place value <text:span text:style-name="T2">was created </text:span><text:s/>. </text:p>
      <text:p text:style-name="P2">Following is the representaiton of the place values <text:s/>corrosponding to the places <text:span text:style-name="T2">on the board </text:span><text:s/>. <text:s/></text:p>
      <text:p text:style-name="P4"/>
      <text:p text:style-name="P2"/>
      <text:p text:style-name="P2"><text:s text:c="8"/>0 <text:s text:c="2"/>1 <text:s text:c="2"/>2 <text:s text:c="4"/>3 <text:s text:c="5"/>4 <text:s text:c="3"/>5 <text:s text:c="3"/>6 </text:p>
      <text:p text:style-name="P2"/>
      <text:p text:style-name="P2"><text:s text:c="4"/>0 <text:s text:c="2"/>1 <text:s text:c="2"/>2 <text:s text:c="2"/>3 <text:s text:c="3"/>4 <text:s text:c="5"/>3 <text:s text:c="3"/>2 <text:s text:c="3"/>1</text:p>
      <text:p text:style-name="P2"><text:s text:c="4"/>1 <text:s text:c="2"/>2 <text:s text:c="2"/>4 <text:s text:c="2"/>6 <text:s text:c="3"/>8 <text:s text:c="5"/>6 <text:s text:c="3"/>4 <text:s text:c="3"/>2</text:p>
      <text:p text:style-name="P2"><text:s text:c="4"/>2 <text:s text:c="2"/>3 <text:s text:c="2"/>6 <text:s text:c="2"/>9 <text:s text:c="3"/>12 <text:s text:c="3"/>9 <text:s text:c="3"/>6 <text:s text:c="3"/>3</text:p>
      <text:p text:style-name="P2"><text:s text:c="4"/>3 <text:s text:c="2"/>4 <text:s text:c="2"/>8 <text:s text:c="2"/>12 <text:s/>16 <text:s text:c="2"/>12 <text:s text:c="2"/>8 <text:s text:c="3"/>4</text:p>
      <text:p text:style-name="P2"><text:s text:c="4"/>4 <text:s text:c="2"/>3 <text:s text:c="2"/>6 <text:s text:c="2"/>9 <text:s text:c="3"/>12 <text:s text:c="2"/>9 <text:s text:c="4"/>6 <text:s text:c="3"/>3</text:p>
      <text:p text:style-name="P2"><text:s text:c="4"/>5 <text:s text:c="2"/>2 <text:s text:c="2"/>4 <text:s text:c="2"/>6 <text:s text:c="3"/>8 <text:s text:c="4"/>6 <text:s text:c="4"/>4 <text:s text:c="3"/>2</text:p>
      <text:p text:style-name="P2"><text:s text:c="4"/>6 <text:s text:c="2"/>1 <text:s text:c="2"/>2 <text:s text:c="2"/>3 <text:s text:c="3"/>4 <text:s text:c="4"/>3 <text:s text:c="4"/>2 <text:s text:c="3"/>1</text:p>
      <text:p text:style-name="P2"/>
      <text:p text:style-name="P4">eg. </text:p>
      <text:p text:style-name="P4">position_value[(x,y)] = c </text:p>
      <text:p text:style-name="P4">position_value[(3,3)] = 16</text:p>
      <text:p text:style-name="P2"/>
      <text:p text:style-name="P2"/>
      <text:p text:style-name="P2">custom_score 1 :</text:p>
      <text:p text:style-name="P2"><text:tab/><text:tab/>This heuristic <text:span text:style-name="T4">custom score 1 </text:span>adds the place values <text:span text:style-name="T4">of all the legal moves . The place values are taken</text:span> <text:span text:style-name="T2">from the above representation </text:span>and returns them as a score . Certainly players <text:span text:style-name="T2">with more legal moves towards the centre of the board will get a higher rating and players with more moves </text:span><text:soft-page-break/><text:span text:style-name="T2">in the corners will get a lower score . This would facilitate the player to stick to the centre as long as possible , that would keep more options open in the preliminary stage of the game . </text:span></text:p>
      <text:p text:style-name="P2"/>
      <text:p text:style-name="P2"/>
      <text:p text:style-name="P4">Custom_score 2 :</text:p>
      <text:p text:style-name="P4"><text:tab/><text:tab/>Based on the above theory of place values . <text:s/>This heuristic calculates the opponents score as well same as the player score and returns a difference between the two . <text:s/><text:span text:style-name="T6">Various experiments were attempted , a</text:span>ltering the return value own_score – player_score by multiplying the opponent_score by 2 and 3 so that the player should play more aggressively . <text:s/>However i did not find any change in the results <text:s/>by doing so .</text:p>
      <text:p text:style-name="P4"/>
      <text:p text:style-name="P4"/>
      <text:p text:style-name="P4"/>
      <text:p text:style-name="P4">Custom_score 3 :</text:p>
      <text:p text:style-name="P4"/>
      <text:p text:style-name="P5"><text:tab/><text:tab/>The <text:s/><text:span text:style-name="T3">board is divided into four parts so as to better understand the board state and rate each part which can be used to calculate the player score . </text:span></text:p>
      <text:p text:style-name="P6"><text:s/></text:p>
      <text:p text:style-name="P3"><text:s text:c="8"/>0 <text:s text:c="2"/>1 <text:s text:c="2"/>2 <text:s text:c="4"/>3 <text:s text:c="5"/>4 <text:s text:c="3"/>5 <text:s text:c="3"/>6 </text:p>
      <text:p text:style-name="P3"/>
      <text:p text:style-name="P3"><text:s text:c="4"/>0 <text:s text:c="2"/><text:span text:style-name="T3">1</text:span> <text:s text:c="2"/>2 <text:s text:c="2"/>3 <text:s text:c="3"/>4 <text:s text:c="5"/>3 <text:s text:c="3"/>2 <text:s text:c="3"/>1</text:p>
      <text:p text:style-name="P3"><text:s text:c="4"/>1 <text:s text:c="2"/>2 <text:s text:c="2"/>4 <text:s text:c="2"/>6 <text:s text:c="3"/>8 <text:s text:c="5"/>6 <text:s text:c="3"/>4 <text:s text:c="3"/>2</text:p>
      <text:p text:style-name="P3"><text:s text:c="4"/>2 <text:s text:c="2"/>3 <text:s text:c="2"/>6 <text:s text:c="2"/>9 <text:s text:c="3"/>12 <text:s text:c="3"/>9 <text:s text:c="3"/>6 <text:s text:c="3"/>3</text:p>
      <text:p text:style-name="P3"><text:s text:c="4"/>3 <text:s text:c="2"/>4 <text:s text:c="2"/>8 <text:s text:c="2"/>12 <text:s/>16 <text:s text:c="2"/>12 <text:s text:c="2"/>8 <text:s text:c="3"/>4</text:p>
      <text:p text:style-name="P3"><text:s text:c="4"/>4 <text:s text:c="2"/>3 <text:s text:c="2"/>6 <text:s text:c="2"/>9 <text:s text:c="3"/>12 <text:s text:c="2"/>9 <text:s text:c="4"/>6 <text:s text:c="3"/>3</text:p>
      <text:p text:style-name="P3"><text:s text:c="4"/>5 <text:s text:c="2"/>2 <text:s text:c="2"/>4 <text:s text:c="2"/>6 <text:s text:c="3"/>8 <text:s text:c="4"/>6 <text:s text:c="4"/>4 <text:s text:c="3"/>2</text:p>
      <text:p text:style-name="P3"><text:s text:c="4"/>6 <text:s text:c="2"/>1 <text:s text:c="2"/>2 <text:s text:c="2"/>3 <text:s text:c="3"/>4 <text:s text:c="4"/>3 <text:s text:c="4"/>2 <text:s text:c="3"/>1</text:p>
      <text:p text:style-name="P3"/>
      <text:p text:style-name="P2"/>
      <text:p text:style-name="P6"><text:span text:style-name="T5">P</text:span>art<text:span text:style-name="T5">ition</text:span> 1 :</text:p>
      <text:p text:style-name="P6"><text:tab/></text:p>
      <text:p text:style-name="P6"><text:tab/>0<text:tab/>1<text:tab/>2<text:tab/>3</text:p>
      <text:p text:style-name="P6">0<text:tab/>1<text:tab/>2<text:tab/>3<text:tab/>4</text:p>
      <text:p text:style-name="P6">1<text:tab/>2<text:tab/>4<text:tab/>6<text:tab/>8</text:p>
      <text:p text:style-name="P6">2<text:tab/>3<text:tab/>6<text:tab/>9<text:tab/>12</text:p>
      <text:p text:style-name="P6">3<text:tab/>4<text:tab/>8<text:tab/>12<text:tab/>16</text:p>
      <text:p text:style-name="P6"/>
      <text:p text:style-name="P6">Number of elements in group <text:s/>= <text:s/>16 </text:p>
      <text:p text:style-name="P6">Group ranges from </text:p>
      <text:p text:style-name="P6"><text:tab/><text:tab/> <text:s text:c="6"/>Top : (0,0) to (0,3)</text:p>
      <text:p text:style-name="P6"><text:s text:c="11"/><text:tab/><text:tab/> Bottom : (3,0) to (3,3)</text:p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6">Part<text:span text:style-name="T5">ition</text:span> 2 : </text:p>
      <text:p text:style-name="P6"><text:tab/>4<text:tab/>5<text:tab/>6</text:p>
      <text:p text:style-name="P6">0<text:tab/>3<text:tab/>2<text:tab/>1</text:p>
      <text:p text:style-name="P6">1<text:tab/>6<text:tab/>4<text:tab/>2</text:p>
      <text:p text:style-name="P6">2<text:tab/>9<text:tab/>6<text:tab/>3</text:p>
      <text:p text:style-name="P6">3<text:tab/>12<text:tab/>8<text:tab/>4</text:p>
      <text:p text:style-name="P6">Number of elements in group <text:s/>= <text:s/>12</text:p>
      <text:p text:style-name="P6">Group ranges from </text:p>
      <text:p text:style-name="P6"><text:tab/><text:tab/> <text:s text:c="6"/>Top : (0,4) to (0,6)</text:p>
      <text:p text:style-name="P6"><text:s text:c="11"/><text:tab/><text:tab/> Bottom : (3,4) to (3,6)</text:p>
      <text:p text:style-name="P6"/>
      <text:p text:style-name="P6">Part<text:span text:style-name="T5">ition</text:span> 3 </text:p>
      <text:p text:style-name="P6"/>
      <text:p text:style-name="P6"><text:tab/>0<text:tab/>1<text:tab/>2<text:tab/>3</text:p>
      <text:p text:style-name="P6">4<text:tab/>3<text:tab/>6<text:tab/>9<text:tab/>12</text:p>
      <text:p text:style-name="P6">5<text:tab/>2<text:tab/>4<text:tab/>6<text:tab/>8</text:p>
      <text:p text:style-name="P6">6<text:tab/>1<text:tab/>2<text:tab/>3<text:tab/>4</text:p>
      <text:p text:style-name="P3"/>
      <text:p text:style-name="P6"/>
      <text:p text:style-name="P6">Number of elements in group <text:s/>= <text:s/>12</text:p>
      <text:p text:style-name="P6">Group ranges from </text:p>
      <text:p text:style-name="P6"><text:tab/><text:tab/> <text:s text:c="6"/>Top : (4,0) to (4,3)</text:p>
      <text:p text:style-name="P6"><text:s text:c="11"/><text:tab/><text:tab/> Bottom : (6,0) to (6,3)</text:p>
      <text:p text:style-name="P6"/>
      <text:p text:style-name="P6"/>
      <text:p text:style-name="P6">Part<text:span text:style-name="T5">ition</text:span> 4 : </text:p>
      <text:p text:style-name="P6"><text:tab/></text:p>
      <text:p text:style-name="P6"><text:tab/>4<text:tab/>5<text:tab/>6</text:p>
      <text:p text:style-name="P6">4<text:tab/>9<text:tab/>6<text:tab/>3</text:p>
      <text:p text:style-name="P6">5<text:tab/>6<text:tab/>4<text:tab/>2</text:p>
      <text:p text:style-name="P6">6<text:tab/>3<text:tab/>2<text:tab/>1</text:p>
      <text:p text:style-name="P6"/>
      <text:p text:style-name="P6">Number of elements in group <text:s/>= <text:s/>9</text:p>
      <text:p text:style-name="P6">Group ranges from </text:p>
      <text:p text:style-name="P6"><text:tab/><text:tab/> <text:s text:c="6"/>Top : (4,4) to (4,6)</text:p>
      <text:p text:style-name="P6"><text:s text:c="11"/><text:tab/><text:tab/> Bottom : (6,4) to (6,6)</text:p>
      <text:p text:style-name="P6"/>
      <text:p text:style-name="P6"/>
      <text:p text:style-name="P6">The partitions were created to get a better understanding of the empty places , so that if one of the legal moves falls into the respective partition it could be multiplied with a factor that helps it to gain the understanding the empty places in that <text:span text:style-name="T7">partition </text:span>. </text:p>
      <text:p text:style-name="P6"/>
      <text:p text:style-name="P6">Eg . Consider partition 1 </text:p>
      <text:p text:style-name="P6"/>
      <text:p text:style-name="P6"/>
      <text:p text:style-name="P6"/>
      <text:p text:style-name="P6"/>
      <text:p text:style-name="P6"><text:soft-page-break/></text:p>
      <text:p text:style-name="P3"/>
      <text:p text:style-name="P6">Partition 1 :</text:p>
      <text:p text:style-name="P6"><text:tab/></text:p>
      <text:p text:style-name="P6"><text:tab/>0<text:tab/>1<text:tab/>2<text:tab/>3</text:p>
      <text:p text:style-name="P6">0<text:tab/>0<text:tab/>1<text:tab/>0<text:tab/>1</text:p>
      <text:p text:style-name="P6">1<text:tab/>1<text:tab/>0<text:tab/>1<text:tab/>1</text:p>
      <text:p text:style-name="P6">2<text:tab/>1<text:tab/>1<text:tab/>1<text:tab/>0</text:p>
      <text:p text:style-name="P6">3<text:tab/>1<text:tab/>1<text:tab/>0<text:tab/>1</text:p>
      <text:p text:style-name="P6"/>
      <text:p text:style-name="P6">1 – place occupied </text:p>
      <text:p text:style-name="P6">0 – empty places . </text:p>
      <text:p text:style-name="P6"/>
      <text:p text:style-name="P6"/>
      <text:p text:style-name="P6"/>
      <text:p text:style-name="P3"/>
      <text:p text:style-name="P6"><text:span text:style-name="T5">Partition</text:span> 1 <text:s/><text:span text:style-name="T5">place values </text:span>:</text:p>
      <text:p text:style-name="P6"><text:tab/></text:p>
      <text:p text:style-name="P6"><text:tab/>0<text:tab/>1<text:tab/>2<text:tab/>3</text:p>
      <text:p text:style-name="P6">0<text:tab/>1<text:tab/>2<text:tab/>3<text:tab/>4</text:p>
      <text:p text:style-name="P6">1<text:tab/>2<text:tab/>4<text:tab/>6<text:tab/>8</text:p>
      <text:p text:style-name="P6">2<text:tab/>3<text:tab/>6<text:tab/>9<text:tab/>12</text:p>
      <text:p text:style-name="P6">3<text:tab/>4<text:tab/>8<text:tab/>12<text:tab/>16</text:p>
      <text:p text:style-name="P6"/>
      <text:p text:style-name="P6">Hence to give the partition a rating we add the place values of the empty places :</text:p>
      <text:p text:style-name="P6">That is for the above example . </text:p>
      <text:p text:style-name="P6">Substuting the place values from the above representaiton for 0‘s . </text:p>
      <text:p text:style-name="P6">Empty_places_score <text:s/>= <text:s/>1 + 3 + 4 + 12 +12 <text:s/>= 32 </text:p>
      <text:p text:style-name="P6">multiplication_factor = empty_places_score / total_number of elements </text:p>
      <text:p text:style-name="P6"><text:tab/><text:tab/><text:tab/>= 32 / 16 </text:p>
      <text:p text:style-name="P6"><text:tab/><text:tab/><text:tab/>= 2 </text:p>
      <text:p text:style-name="P6"/>
      <text:p text:style-name="P6">The above procedure <text:span text:style-name="T7">is </text:span>done for all the four partitions . While the place value of legal move <text:span text:style-name="T7">is </text:span>multiplied by this multiplication factor . </text:p>
      <text:p text:style-name="P6">own_score += <text:span text:style-name="T2">position_value[(</text:span>x,y<text:span text:style-name="T2">)] * </text:span>multiplication_factor</text:p>
      <text:p text:style-name="P6"/>
      <text:p text:style-name="P6">Similar <text:span text:style-name="T7">equation </text:span><text:s/><text:span text:style-name="T7">is</text:span> <text:span text:style-name="T7">used to calculate </text:span>the opponent score </text:p>
      <text:p text:style-name="P6"/>
      <text:p text:style-name="P6">opp_score += <text:span text:style-name="T2">position_value[(</text:span>x,y<text:span text:style-name="T2">)] * </text:span>multiplication_factor</text:p>
      <text:p text:style-name="P6"/>
      <text:p text:style-name="P6">The difference of the two was returned . </text:p>
      <text:p text:style-name="P6"/>
      <text:p text:style-name="P6"/>
      <text:p text:style-name="P7">Analysis:</text:p>
      <text:p text:style-name="P7"/>
      <text:p text:style-name="P7"><text:tab/>The custom score 1 simply returns the players position value <text:span text:style-name="T4">and does not keep a track of the opponent . It is necessary to keep a track of the opponents position . The heuristic custom score 2 over comes this drawback by keeping a track of the opponents score and returns the difference of the two . While there is no way to know that the if one of the legal move is <text:s/>played what kind of options would it </text:span><text:soft-page-break/><text:span text:style-name="T4">open up , that is if there were empty places in the region of the legal move . <text:s/>This drawback was overcome by the custom score 3 . However , this is computationally expensive . Hence , custom score 2 outperforms the other two <text:s/>. </text:span></text:p>
      <text:p text:style-name="P10">1. It is efficient to compute </text:p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13:51:53.717387207</meta:creation-date>
    <dc:date>2017-06-18T15:03:48.800710825</dc:date>
    <meta:editing-duration>PT1H3M20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5" meta:paragraph-count="119" meta:word-count="1113" meta:character-count="6192" meta:non-whitespace-character-count="3938"/>
  </office:meta>
</office:document-meta>
</file>